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90" calcext:value-type="float">
            <text:p>90</text:p>
          </table:table-cell>
          <table:table-cell table:style-name="ce13" table:formula="of:=[.F34]+[.E35]" office:value-type="float" office:value="1932" calcext:value-type="float">
            <text:p>1932</text:p>
          </table:table-cell>
          <table:table-cell/>
          <table:table-cell table:formula="of:=[.H34]+[.G3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663.93" calcext:value-type="currency">
            <text:p>$2 663,93</text:p>
          </table:table-cell>
          <table:table-cell table:style-name="ce41" table:formula="of:=[.A35]*budgetjour-[.O35]" office:value-type="currency" office:currency="USD" office:value="600.07" calcext:value-type="currency">
            <text:p>$600,07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5" calcext:value-type="float">
            <text:p>75</text:p>
          </table:table-cell>
          <table:table-cell table:style-name="ce13" table:formula="of:=[.F35]+[.E36]" office:value-type="float" office:value="2007" calcext:value-type="float">
            <text:p>2007</text:p>
          </table:table-cell>
          <table:table-cell/>
          <table:table-cell table:formula="of:=[.H35]+[.G3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663.93" calcext:value-type="currency">
            <text:p>$2 663,93</text:p>
          </table:table-cell>
          <table:table-cell table:style-name="ce41" table:formula="of:=[.A36]*budgetjour-[.O36]" office:value-type="currency" office:currency="USD" office:value="696.07" calcext:value-type="currency">
            <text:p>$696,07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table:number-columns-repeated="2"/>
          <table:table-cell table:style-name="ce13" table:formula="of:=[.F36]+[.E37]" office:value-type="float" office:value="2007" calcext:value-type="float">
            <text:p>2007</text:p>
          </table:table-cell>
          <table:table-cell/>
          <table:table-cell table:formula="of:=[.H36]+[.G3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663.93" calcext:value-type="currency">
            <text:p>$2 663,93</text:p>
          </table:table-cell>
          <table:table-cell table:style-name="ce41" table:formula="of:=[.A37]*budgetjour-[.O37]" office:value-type="currency" office:currency="USD" office:value="792.07" calcext:value-type="currency">
            <text:p>$792,07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007" calcext:value-type="float">
            <text:p>2007</text:p>
          </table:table-cell>
          <table:table-cell/>
          <table:table-cell table:formula="of:=[.H37]+[.G38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663.93" calcext:value-type="currency">
            <text:p>$2 663,93</text:p>
          </table:table-cell>
          <table:table-cell table:style-name="ce41" table:formula="of:=[.A38]*budgetjour-[.O38]" office:value-type="currency" office:currency="USD" office:value="888.07" calcext:value-type="currency">
            <text:p>$888,07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007" calcext:value-type="float">
            <text:p>2007</text:p>
          </table:table-cell>
          <table:table-cell/>
          <table:table-cell table:formula="of:=[.H38]+[.G3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663.93" calcext:value-type="currency">
            <text:p>$2 663,93</text:p>
          </table:table-cell>
          <table:table-cell table:style-name="ce41" table:formula="of:=[.A39]*budgetjour-[.O39]" office:value-type="currency" office:currency="USD" office:value="984.07" calcext:value-type="currency">
            <text:p>$984,07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007" calcext:value-type="float">
            <text:p>2007</text:p>
          </table:table-cell>
          <table:table-cell/>
          <table:table-cell table:formula="of:=[.H39]+[.G4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663.93" calcext:value-type="currency">
            <text:p>$2 663,93</text:p>
          </table:table-cell>
          <table:table-cell table:style-name="ce41" table:formula="of:=[.A40]*budgetjour-[.O40]" office:value-type="currency" office:currency="USD" office:value="1080.07" calcext:value-type="currency">
            <text:p>$1 080,07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007" calcext:value-type="float">
            <text:p>2007</text:p>
          </table:table-cell>
          <table:table-cell/>
          <table:table-cell table:formula="of:=[.H40]+[.G4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663.93" calcext:value-type="currency">
            <text:p>$2 663,93</text:p>
          </table:table-cell>
          <table:table-cell table:style-name="ce41" table:formula="of:=[.A41]*budgetjour-[.O41]" office:value-type="currency" office:currency="USD" office:value="1176.07" calcext:value-type="currency">
            <text:p>$1 176,0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007" calcext:value-type="float">
            <text:p>2007</text:p>
          </table:table-cell>
          <table:table-cell/>
          <table:table-cell table:formula="of:=[.H41]+[.G4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663.93" calcext:value-type="currency">
            <text:p>$2 663,93</text:p>
          </table:table-cell>
          <table:table-cell table:style-name="ce41" table:formula="of:=[.A42]*budgetjour-[.O42]" office:value-type="currency" office:currency="USD" office:value="1272.07" calcext:value-type="currency">
            <text:p>$1 272,07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007" calcext:value-type="float">
            <text:p>2007</text:p>
          </table:table-cell>
          <table:table-cell/>
          <table:table-cell table:formula="of:=[.H42]+[.G4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663.93" calcext:value-type="currency">
            <text:p>$2 663,93</text:p>
          </table:table-cell>
          <table:table-cell table:style-name="ce41" table:formula="of:=[.A43]*budgetjour-[.O43]" office:value-type="currency" office:currency="USD" office:value="1368.07" calcext:value-type="currency">
            <text:p>$1 368,07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007" calcext:value-type="float">
            <text:p>2007</text:p>
          </table:table-cell>
          <table:table-cell/>
          <table:table-cell table:formula="of:=[.H43]+[.G4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663.93" calcext:value-type="currency">
            <text:p>$2 663,93</text:p>
          </table:table-cell>
          <table:table-cell table:style-name="ce41" table:formula="of:=[.A44]*budgetjour-[.O44]" office:value-type="currency" office:currency="USD" office:value="1464.07" calcext:value-type="currency">
            <text:p>$1 464,07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007" calcext:value-type="float">
            <text:p>2007</text:p>
          </table:table-cell>
          <table:table-cell/>
          <table:table-cell table:formula="of:=[.H44]+[.G4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663.93" calcext:value-type="currency">
            <text:p>$2 663,93</text:p>
          </table:table-cell>
          <table:table-cell table:style-name="ce41" table:formula="of:=[.A45]*budgetjour-[.O45]" office:value-type="currency" office:currency="USD" office:value="1560.07" calcext:value-type="currency">
            <text:p>$1 560,07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007" calcext:value-type="float">
            <text:p>2007</text:p>
          </table:table-cell>
          <table:table-cell/>
          <table:table-cell table:formula="of:=[.H45]+[.G4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663.93" calcext:value-type="currency">
            <text:p>$2 663,93</text:p>
          </table:table-cell>
          <table:table-cell table:style-name="ce41" table:formula="of:=[.A46]*budgetjour-[.O46]" office:value-type="currency" office:currency="USD" office:value="1656.07" calcext:value-type="currency">
            <text:p>$1 656,07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007" calcext:value-type="float">
            <text:p>2007</text:p>
          </table:table-cell>
          <table:table-cell/>
          <table:table-cell table:formula="of:=[.H46]+[.G4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663.93" calcext:value-type="currency">
            <text:p>$2 663,93</text:p>
          </table:table-cell>
          <table:table-cell table:style-name="ce41" table:formula="of:=[.A47]*budgetjour-[.O47]" office:value-type="currency" office:currency="USD" office:value="1752.07" calcext:value-type="currency">
            <text:p>$1 752,07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007" calcext:value-type="float">
            <text:p>2007</text:p>
          </table:table-cell>
          <table:table-cell/>
          <table:table-cell table:formula="of:=[.H47]+[.G48]" office:value-type="float" office:value="15311" calcext:value-type="float">
            <text:p>15311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663.93" calcext:value-type="currency">
            <text:p>$2 663,93</text:p>
          </table:table-cell>
          <table:table-cell table:style-name="ce41" table:formula="of:=[.A48]*budgetjour-[.O48]" office:value-type="currency" office:currency="USD" office:value="1848.07" calcext:value-type="currency">
            <text:p>$1 848,07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007" calcext:value-type="float">
            <text:p>2007</text:p>
          </table:table-cell>
          <table:table-cell/>
          <table:table-cell table:formula="of:=[.H48]+[.G4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663.93" calcext:value-type="currency">
            <text:p>$2 663,93</text:p>
          </table:table-cell>
          <table:table-cell table:style-name="ce41" table:formula="of:=[.A49]*budgetjour-[.O49]" office:value-type="currency" office:currency="USD" office:value="1944.07" calcext:value-type="currency">
            <text:p>$1 944,0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007" calcext:value-type="float">
            <text:p>2007</text:p>
          </table:table-cell>
          <table:table-cell/>
          <table:table-cell table:formula="of:=[.H49]+[.G5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663.93" calcext:value-type="currency">
            <text:p>$2 663,93</text:p>
          </table:table-cell>
          <table:table-cell table:style-name="ce41" table:formula="of:=[.A50]*budgetjour-[.O50]" office:value-type="currency" office:currency="USD" office:value="2040.07" calcext:value-type="currency">
            <text:p>$2 040,07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007" calcext:value-type="float">
            <text:p>2007</text:p>
          </table:table-cell>
          <table:table-cell/>
          <table:table-cell table:formula="of:=[.H50]+[.G5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663.93" calcext:value-type="currency">
            <text:p>$2 663,93</text:p>
          </table:table-cell>
          <table:table-cell table:style-name="ce41" table:formula="of:=[.A51]*budgetjour-[.O51]" office:value-type="currency" office:currency="USD" office:value="2136.07" calcext:value-type="currency">
            <text:p>$2 136,07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007" calcext:value-type="float">
            <text:p>2007</text:p>
          </table:table-cell>
          <table:table-cell/>
          <table:table-cell table:formula="of:=[.H51]+[.G5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663.93" calcext:value-type="currency">
            <text:p>$2 663,93</text:p>
          </table:table-cell>
          <table:table-cell table:style-name="ce41" table:formula="of:=[.A52]*budgetjour-[.O52]" office:value-type="currency" office:currency="USD" office:value="2232.07" calcext:value-type="currency">
            <text:p>$2 232,07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007" calcext:value-type="float">
            <text:p>2007</text:p>
          </table:table-cell>
          <table:table-cell/>
          <table:table-cell table:formula="of:=[.H52]+[.G5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663.93" calcext:value-type="currency">
            <text:p>$2 663,93</text:p>
          </table:table-cell>
          <table:table-cell table:style-name="ce41" table:formula="of:=[.A53]*budgetjour-[.O53]" office:value-type="currency" office:currency="USD" office:value="2328.07" calcext:value-type="currency">
            <text:p>$2 328,07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007" calcext:value-type="float">
            <text:p>2007</text:p>
          </table:table-cell>
          <table:table-cell/>
          <table:table-cell table:formula="of:=[.H53]+[.G5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663.93" calcext:value-type="currency">
            <text:p>$2 663,93</text:p>
          </table:table-cell>
          <table:table-cell table:style-name="ce41" table:formula="of:=[.A54]*budgetjour-[.O54]" office:value-type="currency" office:currency="USD" office:value="2424.07" calcext:value-type="currency">
            <text:p>$2 424,07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007" calcext:value-type="float">
            <text:p>2007</text:p>
          </table:table-cell>
          <table:table-cell/>
          <table:table-cell table:formula="of:=[.H54]+[.G5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663.93" calcext:value-type="currency">
            <text:p>$2 663,93</text:p>
          </table:table-cell>
          <table:table-cell table:style-name="ce41" table:formula="of:=[.A55]*budgetjour-[.O55]" office:value-type="currency" office:currency="USD" office:value="2520.07" calcext:value-type="currency">
            <text:p>$2 520,07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007" calcext:value-type="float">
            <text:p>2007</text:p>
          </table:table-cell>
          <table:table-cell/>
          <table:table-cell table:formula="of:=[.H55]+[.G5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663.93" calcext:value-type="currency">
            <text:p>$2 663,93</text:p>
          </table:table-cell>
          <table:table-cell table:style-name="ce41" table:formula="of:=[.A56]*budgetjour-[.O56]" office:value-type="currency" office:currency="USD" office:value="2616.07" calcext:value-type="currency">
            <text:p>$2 616,07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007" calcext:value-type="float">
            <text:p>2007</text:p>
          </table:table-cell>
          <table:table-cell/>
          <table:table-cell table:formula="of:=[.H56]+[.G5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663.93" calcext:value-type="currency">
            <text:p>$2 663,93</text:p>
          </table:table-cell>
          <table:table-cell table:style-name="ce41" table:formula="of:=[.A57]*budgetjour-[.O57]" office:value-type="currency" office:currency="USD" office:value="2712.07" calcext:value-type="currency">
            <text:p>$2 712,07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007" calcext:value-type="float">
            <text:p>2007</text:p>
          </table:table-cell>
          <table:table-cell/>
          <table:table-cell table:formula="of:=[.H57]+[.G58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663.93" calcext:value-type="currency">
            <text:p>$2 663,93</text:p>
          </table:table-cell>
          <table:table-cell table:style-name="ce41" table:formula="of:=[.A58]*budgetjour-[.O58]" office:value-type="currency" office:currency="USD" office:value="2808.07" calcext:value-type="currency">
            <text:p>$2 808,07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007" calcext:value-type="float">
            <text:p>2007</text:p>
          </table:table-cell>
          <table:table-cell/>
          <table:table-cell table:formula="of:=[.H58]+[.G5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663.93" calcext:value-type="currency">
            <text:p>$2 663,93</text:p>
          </table:table-cell>
          <table:table-cell table:style-name="ce41" table:formula="of:=[.A59]*budgetjour-[.O59]" office:value-type="currency" office:currency="USD" office:value="2904.07" calcext:value-type="currency">
            <text:p>$2 904,07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007" calcext:value-type="float">
            <text:p>2007</text:p>
          </table:table-cell>
          <table:table-cell/>
          <table:table-cell table:formula="of:=[.H59]+[.G6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663.93" calcext:value-type="currency">
            <text:p>$2 663,93</text:p>
          </table:table-cell>
          <table:table-cell table:style-name="ce41" table:formula="of:=[.A60]*budgetjour-[.O60]" office:value-type="currency" office:currency="USD" office:value="3000.07" calcext:value-type="currency">
            <text:p>$3 000,07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007" calcext:value-type="float">
            <text:p>2007</text:p>
          </table:table-cell>
          <table:table-cell/>
          <table:table-cell table:formula="of:=[.H60]+[.G6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663.93" calcext:value-type="currency">
            <text:p>$2 663,93</text:p>
          </table:table-cell>
          <table:table-cell table:style-name="ce41" table:formula="of:=[.A61]*budgetjour-[.O61]" office:value-type="currency" office:currency="USD" office:value="3096.07" calcext:value-type="currency">
            <text:p>$3 096,07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007" calcext:value-type="float">
            <text:p>2007</text:p>
          </table:table-cell>
          <table:table-cell/>
          <table:table-cell table:formula="of:=[.H61]+[.G6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663.93" calcext:value-type="currency">
            <text:p>$2 663,93</text:p>
          </table:table-cell>
          <table:table-cell table:style-name="ce41" table:formula="of:=[.A62]*budgetjour-[.O62]" office:value-type="currency" office:currency="USD" office:value="3192.07" calcext:value-type="currency">
            <text:p>$3 192,07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007" calcext:value-type="float">
            <text:p>2007</text:p>
          </table:table-cell>
          <table:table-cell/>
          <table:table-cell table:formula="of:=[.H62]+[.G6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663.93" calcext:value-type="currency">
            <text:p>$2 663,93</text:p>
          </table:table-cell>
          <table:table-cell table:style-name="ce41" table:formula="of:=[.A63]*budgetjour-[.O63]" office:value-type="currency" office:currency="USD" office:value="3288.07" calcext:value-type="currency">
            <text:p>$3 288,07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007" calcext:value-type="float">
            <text:p>2007</text:p>
          </table:table-cell>
          <table:table-cell/>
          <table:table-cell table:formula="of:=[.H63]+[.G6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663.93" calcext:value-type="currency">
            <text:p>$2 663,93</text:p>
          </table:table-cell>
          <table:table-cell table:style-name="ce41" table:formula="of:=[.A64]*budgetjour-[.O64]" office:value-type="currency" office:currency="USD" office:value="3384.07" calcext:value-type="currency">
            <text:p>$3 384,07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007" calcext:value-type="float">
            <text:p>2007</text:p>
          </table:table-cell>
          <table:table-cell/>
          <table:table-cell table:formula="of:=[.H64]+[.G6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663.93" calcext:value-type="currency">
            <text:p>$2 663,93</text:p>
          </table:table-cell>
          <table:table-cell table:style-name="ce41" table:formula="of:=[.A65]*budgetjour-[.O65]" office:value-type="currency" office:currency="USD" office:value="3480.07" calcext:value-type="currency">
            <text:p>$3 480,07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007" calcext:value-type="float">
            <text:p>2007</text:p>
          </table:table-cell>
          <table:table-cell/>
          <table:table-cell table:formula="of:=[.H65]+[.G6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663.93" calcext:value-type="currency">
            <text:p>$2 663,93</text:p>
          </table:table-cell>
          <table:table-cell table:style-name="ce41" table:formula="of:=[.A66]*budgetjour-[.O66]" office:value-type="currency" office:currency="USD" office:value="3576.07" calcext:value-type="currency">
            <text:p>$3 576,07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007" calcext:value-type="float">
            <text:p>2007</text:p>
          </table:table-cell>
          <table:table-cell/>
          <table:table-cell table:formula="of:=[.H66]+[.G6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663.93" calcext:value-type="currency">
            <text:p>$2 663,93</text:p>
          </table:table-cell>
          <table:table-cell table:style-name="ce41" table:formula="of:=[.A67]*budgetjour-[.O67]" office:value-type="currency" office:currency="USD" office:value="3672.07" calcext:value-type="currency">
            <text:p>$3 672,07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007" calcext:value-type="float">
            <text:p>2007</text:p>
          </table:table-cell>
          <table:table-cell/>
          <table:table-cell table:formula="of:=[.H67]+[.G68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663.93" calcext:value-type="currency">
            <text:p>$2 663,93</text:p>
          </table:table-cell>
          <table:table-cell table:style-name="ce41" table:formula="of:=[.A68]*budgetjour-[.O68]" office:value-type="currency" office:currency="USD" office:value="3768.07" calcext:value-type="currency">
            <text:p>$3 768,07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007" calcext:value-type="float">
            <text:p>2007</text:p>
          </table:table-cell>
          <table:table-cell/>
          <table:table-cell table:formula="of:=[.H68]+[.G6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663.93" calcext:value-type="currency">
            <text:p>$2 663,93</text:p>
          </table:table-cell>
          <table:table-cell table:style-name="ce41" table:formula="of:=[.A69]*budgetjour-[.O69]" office:value-type="currency" office:currency="USD" office:value="3864.07" calcext:value-type="currency">
            <text:p>$3 864,07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007" calcext:value-type="float">
            <text:p>2007</text:p>
          </table:table-cell>
          <table:table-cell/>
          <table:table-cell table:formula="of:=[.H69]+[.G7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663.93" calcext:value-type="currency">
            <text:p>$2 663,93</text:p>
          </table:table-cell>
          <table:table-cell table:style-name="ce41" table:formula="of:=[.A70]*budgetjour-[.O70]" office:value-type="currency" office:currency="USD" office:value="3960.07" calcext:value-type="currency">
            <text:p>$3 960,07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007" calcext:value-type="float">
            <text:p>2007</text:p>
          </table:table-cell>
          <table:table-cell/>
          <table:table-cell table:formula="of:=[.H70]+[.G7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663.93" calcext:value-type="currency">
            <text:p>$2 663,93</text:p>
          </table:table-cell>
          <table:table-cell table:style-name="ce41" table:formula="of:=[.A71]*budgetjour-[.O71]" office:value-type="currency" office:currency="USD" office:value="4056.07" calcext:value-type="currency">
            <text:p>$4 056,07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007" calcext:value-type="float">
            <text:p>2007</text:p>
          </table:table-cell>
          <table:table-cell/>
          <table:table-cell table:formula="of:=[.H71]+[.G7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663.93" calcext:value-type="currency">
            <text:p>$2 663,93</text:p>
          </table:table-cell>
          <table:table-cell table:style-name="ce41" table:formula="of:=[.A72]*budgetjour-[.O72]" office:value-type="currency" office:currency="USD" office:value="4152.07" calcext:value-type="currency">
            <text:p>$4 152,07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007" calcext:value-type="float">
            <text:p>2007</text:p>
          </table:table-cell>
          <table:table-cell/>
          <table:table-cell table:formula="of:=[.H72]+[.G7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663.93" calcext:value-type="currency">
            <text:p>$2 663,93</text:p>
          </table:table-cell>
          <table:table-cell table:style-name="ce41" table:formula="of:=[.A73]*budgetjour-[.O73]" office:value-type="currency" office:currency="USD" office:value="4248.07" calcext:value-type="currency">
            <text:p>$4 248,07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007" calcext:value-type="float">
            <text:p>2007</text:p>
          </table:table-cell>
          <table:table-cell/>
          <table:table-cell table:formula="of:=[.H73]+[.G7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663.93" calcext:value-type="currency">
            <text:p>$2 663,93</text:p>
          </table:table-cell>
          <table:table-cell table:style-name="ce41" table:formula="of:=[.A74]*budgetjour-[.O74]" office:value-type="currency" office:currency="USD" office:value="4344.07" calcext:value-type="currency">
            <text:p>$4 344,07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007" calcext:value-type="float">
            <text:p>2007</text:p>
          </table:table-cell>
          <table:table-cell/>
          <table:table-cell table:formula="of:=[.H74]+[.G7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663.93" calcext:value-type="currency">
            <text:p>$2 663,93</text:p>
          </table:table-cell>
          <table:table-cell table:style-name="ce41" table:formula="of:=[.A75]*budgetjour-[.O75]" office:value-type="currency" office:currency="USD" office:value="4440.07" calcext:value-type="currency">
            <text:p>$4 440,07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007" calcext:value-type="float">
            <text:p>2007</text:p>
          </table:table-cell>
          <table:table-cell/>
          <table:table-cell table:formula="of:=[.H75]+[.G7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663.93" calcext:value-type="currency">
            <text:p>$2 663,93</text:p>
          </table:table-cell>
          <table:table-cell table:style-name="ce41" table:formula="of:=[.A76]*budgetjour-[.O76]" office:value-type="currency" office:currency="USD" office:value="4536.07" calcext:value-type="currency">
            <text:p>$4 536,07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007" calcext:value-type="float">
            <text:p>2007</text:p>
          </table:table-cell>
          <table:table-cell/>
          <table:table-cell table:formula="of:=[.H76]+[.G7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663.93" calcext:value-type="currency">
            <text:p>$2 663,93</text:p>
          </table:table-cell>
          <table:table-cell table:style-name="ce41" table:formula="of:=[.A77]*budgetjour-[.O77]" office:value-type="currency" office:currency="USD" office:value="4632.07" calcext:value-type="currency">
            <text:p>$4 632,07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007" calcext:value-type="float">
            <text:p>2007</text:p>
          </table:table-cell>
          <table:table-cell/>
          <table:table-cell table:formula="of:=[.H77]+[.G78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663.93" calcext:value-type="currency">
            <text:p>$2 663,93</text:p>
          </table:table-cell>
          <table:table-cell table:style-name="ce41" table:formula="of:=[.A78]*budgetjour-[.O78]" office:value-type="currency" office:currency="USD" office:value="4728.07" calcext:value-type="currency">
            <text:p>$4 728,07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007" calcext:value-type="float">
            <text:p>2007</text:p>
          </table:table-cell>
          <table:table-cell/>
          <table:table-cell table:formula="of:=[.H78]+[.G7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663.93" calcext:value-type="currency">
            <text:p>$2 663,93</text:p>
          </table:table-cell>
          <table:table-cell table:style-name="ce41" table:formula="of:=[.A79]*budgetjour-[.O79]" office:value-type="currency" office:currency="USD" office:value="4824.07" calcext:value-type="currency">
            <text:p>$4 824,07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007" calcext:value-type="float">
            <text:p>2007</text:p>
          </table:table-cell>
          <table:table-cell/>
          <table:table-cell table:formula="of:=[.H79]+[.G8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663.93" calcext:value-type="currency">
            <text:p>$2 663,93</text:p>
          </table:table-cell>
          <table:table-cell table:style-name="ce41" table:formula="of:=[.A80]*budgetjour-[.O80]" office:value-type="currency" office:currency="USD" office:value="4920.07" calcext:value-type="currency">
            <text:p>$4 920,07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007" calcext:value-type="float">
            <text:p>2007</text:p>
          </table:table-cell>
          <table:table-cell/>
          <table:table-cell table:formula="of:=[.H80]+[.G8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663.93" calcext:value-type="currency">
            <text:p>$2 663,93</text:p>
          </table:table-cell>
          <table:table-cell table:style-name="ce41" table:formula="of:=[.A81]*budgetjour-[.O81]" office:value-type="currency" office:currency="USD" office:value="5016.07" calcext:value-type="currency">
            <text:p>$5 016,07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007" calcext:value-type="float">
            <text:p>2007</text:p>
          </table:table-cell>
          <table:table-cell/>
          <table:table-cell table:formula="of:=[.H81]+[.G8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663.93" calcext:value-type="currency">
            <text:p>$2 663,93</text:p>
          </table:table-cell>
          <table:table-cell table:style-name="ce41" table:formula="of:=[.A82]*budgetjour-[.O82]" office:value-type="currency" office:currency="USD" office:value="5112.07" calcext:value-type="currency">
            <text:p>$5 112,07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007" calcext:value-type="float">
            <text:p>2007</text:p>
          </table:table-cell>
          <table:table-cell/>
          <table:table-cell table:formula="of:=[.H82]+[.G8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663.93" calcext:value-type="currency">
            <text:p>$2 663,93</text:p>
          </table:table-cell>
          <table:table-cell table:style-name="ce41" table:formula="of:=[.A83]*budgetjour-[.O83]" office:value-type="currency" office:currency="USD" office:value="5208.07" calcext:value-type="currency">
            <text:p>$5 208,07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007" calcext:value-type="float">
            <text:p>2007</text:p>
          </table:table-cell>
          <table:table-cell/>
          <table:table-cell table:formula="of:=[.H83]+[.G8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663.93" calcext:value-type="currency">
            <text:p>$2 663,93</text:p>
          </table:table-cell>
          <table:table-cell table:style-name="ce41" table:formula="of:=[.A84]*budgetjour-[.O84]" office:value-type="currency" office:currency="USD" office:value="5304.07" calcext:value-type="currency">
            <text:p>$5 304,07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007" calcext:value-type="float">
            <text:p>2007</text:p>
          </table:table-cell>
          <table:table-cell/>
          <table:table-cell table:formula="of:=[.H84]+[.G8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663.93" calcext:value-type="currency">
            <text:p>$2 663,93</text:p>
          </table:table-cell>
          <table:table-cell table:style-name="ce41" table:formula="of:=[.A85]*budgetjour-[.O85]" office:value-type="currency" office:currency="USD" office:value="5400.07" calcext:value-type="currency">
            <text:p>$5 400,07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007" calcext:value-type="float">
            <text:p>2007</text:p>
          </table:table-cell>
          <table:table-cell/>
          <table:table-cell table:formula="of:=[.H85]+[.G8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663.93" calcext:value-type="currency">
            <text:p>$2 663,93</text:p>
          </table:table-cell>
          <table:table-cell table:style-name="ce41" table:formula="of:=[.A86]*budgetjour-[.O86]" office:value-type="currency" office:currency="USD" office:value="5496.07" calcext:value-type="currency">
            <text:p>$5 496,07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007" calcext:value-type="float">
            <text:p>2007</text:p>
          </table:table-cell>
          <table:table-cell/>
          <table:table-cell table:formula="of:=[.H86]+[.G8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663.93" calcext:value-type="currency">
            <text:p>$2 663,93</text:p>
          </table:table-cell>
          <table:table-cell table:style-name="ce41" table:formula="of:=[.A87]*budgetjour-[.O87]" office:value-type="currency" office:currency="USD" office:value="5592.07" calcext:value-type="currency">
            <text:p>$5 592,07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007" calcext:value-type="float">
            <text:p>2007</text:p>
          </table:table-cell>
          <table:table-cell/>
          <table:table-cell table:formula="of:=[.H87]+[.G88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663.93" calcext:value-type="currency">
            <text:p>$2 663,93</text:p>
          </table:table-cell>
          <table:table-cell table:style-name="ce41" table:formula="of:=[.A88]*budgetjour-[.O88]" office:value-type="currency" office:currency="USD" office:value="5688.07" calcext:value-type="currency">
            <text:p>$5 688,07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007" calcext:value-type="float">
            <text:p>2007</text:p>
          </table:table-cell>
          <table:table-cell/>
          <table:table-cell table:formula="of:=[.H88]+[.G8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663.93" calcext:value-type="currency">
            <text:p>$2 663,93</text:p>
          </table:table-cell>
          <table:table-cell table:style-name="ce41" table:formula="of:=[.A89]*budgetjour-[.O89]" office:value-type="currency" office:currency="USD" office:value="5784.07" calcext:value-type="currency">
            <text:p>$5 784,07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007" calcext:value-type="float">
            <text:p>2007</text:p>
          </table:table-cell>
          <table:table-cell/>
          <table:table-cell table:formula="of:=[.H89]+[.G9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663.93" calcext:value-type="currency">
            <text:p>$2 663,93</text:p>
          </table:table-cell>
          <table:table-cell table:style-name="ce41" table:formula="of:=[.A90]*budgetjour-[.O90]" office:value-type="currency" office:currency="USD" office:value="5880.07" calcext:value-type="currency">
            <text:p>$5 880,07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007" calcext:value-type="float">
            <text:p>2007</text:p>
          </table:table-cell>
          <table:table-cell/>
          <table:table-cell table:formula="of:=[.H90]+[.G9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663.93" calcext:value-type="currency">
            <text:p>$2 663,93</text:p>
          </table:table-cell>
          <table:table-cell table:style-name="ce41" table:formula="of:=[.A91]*budgetjour-[.O91]" office:value-type="currency" office:currency="USD" office:value="5976.07" calcext:value-type="currency">
            <text:p>$5 976,07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007" calcext:value-type="float">
            <text:p>2007</text:p>
          </table:table-cell>
          <table:table-cell/>
          <table:table-cell table:formula="of:=[.H91]+[.G9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663.93" calcext:value-type="currency">
            <text:p>$2 663,93</text:p>
          </table:table-cell>
          <table:table-cell table:style-name="ce41" table:formula="of:=[.A92]*budgetjour-[.O92]" office:value-type="currency" office:currency="USD" office:value="6072.07" calcext:value-type="currency">
            <text:p>$6 072,07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007" calcext:value-type="float">
            <text:p>2007</text:p>
          </table:table-cell>
          <table:table-cell/>
          <table:table-cell table:formula="of:=[.H92]+[.G9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663.93" calcext:value-type="currency">
            <text:p>$2 663,93</text:p>
          </table:table-cell>
          <table:table-cell table:style-name="ce41" table:formula="of:=[.A93]*budgetjour-[.O93]" office:value-type="currency" office:currency="USD" office:value="6168.07" calcext:value-type="currency">
            <text:p>$6 168,07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007" calcext:value-type="float">
            <text:p>2007</text:p>
          </table:table-cell>
          <table:table-cell/>
          <table:table-cell table:formula="of:=[.H93]+[.G9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663.93" calcext:value-type="currency">
            <text:p>$2 663,93</text:p>
          </table:table-cell>
          <table:table-cell table:style-name="ce41" table:formula="of:=[.A94]*budgetjour-[.O94]" office:value-type="currency" office:currency="USD" office:value="6264.07" calcext:value-type="currency">
            <text:p>$6 264,07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007" calcext:value-type="float">
            <text:p>2007</text:p>
          </table:table-cell>
          <table:table-cell/>
          <table:table-cell table:formula="of:=[.H94]+[.G9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663.93" calcext:value-type="currency">
            <text:p>$2 663,93</text:p>
          </table:table-cell>
          <table:table-cell table:style-name="ce41" table:formula="of:=[.A95]*budgetjour-[.O95]" office:value-type="currency" office:currency="USD" office:value="6360.07" calcext:value-type="currency">
            <text:p>$6 360,07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007" calcext:value-type="float">
            <text:p>2007</text:p>
          </table:table-cell>
          <table:table-cell/>
          <table:table-cell table:formula="of:=[.H95]+[.G9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663.93" calcext:value-type="currency">
            <text:p>$2 663,93</text:p>
          </table:table-cell>
          <table:table-cell table:style-name="ce41" table:formula="of:=[.A96]*budgetjour-[.O96]" office:value-type="currency" office:currency="USD" office:value="6456.07" calcext:value-type="currency">
            <text:p>$6 456,07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007" calcext:value-type="float">
            <text:p>2007</text:p>
          </table:table-cell>
          <table:table-cell/>
          <table:table-cell table:formula="of:=[.H96]+[.G97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663.93" calcext:value-type="currency">
            <text:p>$2 663,93</text:p>
          </table:table-cell>
          <table:table-cell table:style-name="ce41" table:formula="of:=[.A97]*budgetjour-[.O97]" office:value-type="currency" office:currency="USD" office:value="6552.07" calcext:value-type="currency">
            <text:p>$6 552,07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007" calcext:value-type="float">
            <text:p>2007</text:p>
          </table:table-cell>
          <table:table-cell/>
          <table:table-cell table:formula="of:=[.H97]+[.G98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663.93" calcext:value-type="currency">
            <text:p>$2 663,93</text:p>
          </table:table-cell>
          <table:table-cell table:style-name="ce41" table:formula="of:=[.A98]*budgetjour-[.O98]" office:value-type="currency" office:currency="USD" office:value="6648.07" calcext:value-type="currency">
            <text:p>$6 648,07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007" calcext:value-type="float">
            <text:p>2007</text:p>
          </table:table-cell>
          <table:table-cell/>
          <table:table-cell table:formula="of:=[.H98]+[.G99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663.93" calcext:value-type="currency">
            <text:p>$2 663,93</text:p>
          </table:table-cell>
          <table:table-cell table:style-name="ce41" table:formula="of:=[.A99]*budgetjour-[.O99]" office:value-type="currency" office:currency="USD" office:value="6744.07" calcext:value-type="currency">
            <text:p>$6 744,07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007" calcext:value-type="float">
            <text:p>2007</text:p>
          </table:table-cell>
          <table:table-cell/>
          <table:table-cell table:formula="of:=[.H99]+[.G100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663.93" calcext:value-type="currency">
            <text:p>$2 663,93</text:p>
          </table:table-cell>
          <table:table-cell table:style-name="ce41" table:formula="of:=[.A100]*budgetjour-[.O100]" office:value-type="currency" office:currency="USD" office:value="6840.07" calcext:value-type="currency">
            <text:p>$6 840,07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007" calcext:value-type="float">
            <text:p>2007</text:p>
          </table:table-cell>
          <table:table-cell/>
          <table:table-cell table:formula="of:=[.H100]+[.G101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663.93" calcext:value-type="currency">
            <text:p>$2 663,93</text:p>
          </table:table-cell>
          <table:table-cell table:style-name="ce41" table:formula="of:=[.A101]*budgetjour-[.O101]" office:value-type="currency" office:currency="USD" office:value="6936.07" calcext:value-type="currency">
            <text:p>$6 936,07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007" calcext:value-type="float">
            <text:p>2007</text:p>
          </table:table-cell>
          <table:table-cell/>
          <table:table-cell table:formula="of:=[.H101]+[.G102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663.93" calcext:value-type="currency">
            <text:p>$2 663,93</text:p>
          </table:table-cell>
          <table:table-cell table:style-name="ce41" table:formula="of:=[.A102]*budgetjour-[.O102]" office:value-type="currency" office:currency="USD" office:value="7032.07" calcext:value-type="currency">
            <text:p>$7 032,07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007" calcext:value-type="float">
            <text:p>2007</text:p>
          </table:table-cell>
          <table:table-cell/>
          <table:table-cell table:formula="of:=[.H102]+[.G103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663.93" calcext:value-type="currency">
            <text:p>$2 663,93</text:p>
          </table:table-cell>
          <table:table-cell table:style-name="ce41" table:formula="of:=[.A103]*budgetjour-[.O103]" office:value-type="currency" office:currency="USD" office:value="7128.07" calcext:value-type="currency">
            <text:p>$7 128,07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007" calcext:value-type="float">
            <text:p>2007</text:p>
          </table:table-cell>
          <table:table-cell/>
          <table:table-cell table:formula="of:=[.H103]+[.G104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663.93" calcext:value-type="currency">
            <text:p>$2 663,93</text:p>
          </table:table-cell>
          <table:table-cell table:style-name="ce41" table:formula="of:=[.A104]*budgetjour-[.O104]" office:value-type="currency" office:currency="USD" office:value="7224.07" calcext:value-type="currency">
            <text:p>$7 224,07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007" calcext:value-type="float">
            <text:p>2007</text:p>
          </table:table-cell>
          <table:table-cell/>
          <table:table-cell table:formula="of:=[.H104]+[.G105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663.93" calcext:value-type="currency">
            <text:p>$2 663,93</text:p>
          </table:table-cell>
          <table:table-cell table:style-name="ce41" table:formula="of:=[.A105]*budgetjour-[.O105]" office:value-type="currency" office:currency="USD" office:value="7320.07" calcext:value-type="currency">
            <text:p>$7 320,07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007" calcext:value-type="float">
            <text:p>2007</text:p>
          </table:table-cell>
          <table:table-cell/>
          <table:table-cell table:formula="of:=[.H105]+[.G106]" office:value-type="float" office:value="15311" calcext:value-type="float">
            <text:p>15311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663.93" calcext:value-type="currency">
            <text:p>$2 663,93</text:p>
          </table:table-cell>
          <table:table-cell table:style-name="ce41" table:formula="of:=[.A106]*budgetjour-[.O106]" office:value-type="currency" office:currency="USD" office:value="7416.07" calcext:value-type="currency">
            <text:p>$7 416,07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20:48:54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7T17:26:49.220000000</dc:date>
    <meta:editing-duration>P94DT20H24M31S</meta:editing-duration>
    <meta:editing-cycles>227</meta:editing-cycles>
    <meta:document-statistic meta:table-count="2" meta:cell-count="1127" meta:object-count="0"/>
  </office:meta>
</office:document-meta>
</file>